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1659" officeooo:paragraph-rsid="000c16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 questions:</text:p>
      <text:p text:style-name="P1"/>
      <text:p text:style-name="P1">Question 1:</text:p>
      <text:p text:style-name="P1">In the thesis you propose possible solutions for process isolation, e.g Celery, psutil nevertheless the thesis only uses the docker approach. Did you actually tested those other proposed approaches (e.g Celery) ??? Or why did you only tested Docker</text:p>
      <text:p text:style-name="P1"/>
      <text:p text:style-name="P1">Question 2:</text:p>
      <text:p text:style-name="P1"/>
      <text:p text:style-name="P1">There are problems concerning the container removal after execution which is inappropriate, did you explored other solutions ??? Would you consider having a daemon running on the background performing “container clean up oper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7:30:02.455987296</meta:creation-date>
    <meta:generator>LibreOffice/5.1.6.2$Linux_X86_64 LibreOffice_project/10m0$Build-2</meta:generator>
    <dc:date>2018-01-20T17:35:26.375118837</dc:date>
    <meta:editing-duration>PT5M24S</meta:editing-duration>
    <meta:editing-cycles>1</meta:editing-cycles>
    <meta:document-statistic meta:table-count="0" meta:image-count="0" meta:object-count="0" meta:page-count="1" meta:paragraph-count="5" meta:word-count="78" meta:character-count="520" meta:non-whitespace-character-count="446"/>
  </office:meta>
</office:document-meta>
</file>